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office:automatic-styles>
  <office:body>
    <office:text>
      <text:p text:style-name="P1"><text:span text:style-name="T1">Abstract</text:span><text:span text:style-name="T2"/></text:p>
      <text:p text:style-name="P1"><text:span text:style-name="T2">ECG is a graphical record of the electrical activity of the heart and is one of the most important</text:span></text:p>
      <text:p text:style-name="P2"><draw:frame text:anchor-type="as-char" svg:width="71.70mm" svg:height="49.21mm" style:rel-width="scale" style:rel-height="scale"><draw:object-ole xlink:href="OleObj1"/><draw:image xlink:href="ObjectReplacements/OleObj1"/></draw:frame><text:span text:style-name="T2"/></text:p>
      <text:p text:style-name="P3"><text:span text:style-name="T2"/></text:p>
      <text:p text:style-name="P3"><text:span text:style-name="T2">biological-signals used by cardiologists for diagnostic purposes and treatment. A heartbeat consists of contraction and expansion of arteries and ventricles. At every beat, the heart is depolarized to trigger its contraction.</text:span></text:p>
      <text:p text:style-name="P3"><text:span text:style-name="T2">This electrical activity is transmitted throughout the body and can be picked up on the skin. This is used as the basic principle of an ECG.</text:span></text:p>
      <text:p text:style-name="P3"><text:span text:style-name="T2"/></text:p>
      <text:p text:style-name="P3"><text:span text:style-name="T2"><text:s/>An abnormality with the rate or rhythm of the heartbeat is termed as an Arrhythmia. This project aims to take a patient’s ECG data as</text:span></text:p>
      <text:p text:style-name="P3"><text:span text:style-name="T2">input, process it to detect the QRS complex and check similarities with<text:s text:c="2"/>the signals in our database then subsequently detect the arrhythmia present.</text:span></text:p>
      <text:p text:style-name="P3"><text:span text:style-name="T2"/></text:p>
      <text:p text:style-name="P3"><text:span text:style-name="T2"/></text:p>
      <text:p text:style-name="P3"><text:span text:style-name="T2"/></text:p>
      <text:p text:style-name="P3"><text:span text:style-name="T3">Introduction</text:span></text:p>
      <text:p text:style-name="P3"><text:span text:style-name="T3"/></text:p>
      <text:p text:style-name="P4"><draw:frame text:anchor-type="as-char" svg:width="75.41mm" svg:height="46.83mm" style:rel-width="scale" style:rel-height="scale"><draw:object-ole xlink:href="OleObj2"/><draw:image xlink:href="ObjectReplacements/OleObj2"/></draw:frame><text:span text:style-name="T3"/></text:p>
      <text:p text:style-name="P5"><text:span text:style-name="T3"/></text:p>
      <text:p text:style-name="P5"><text:span text:style-name="T4"/></text:p>
      <text:p text:style-name="P5"><text:span text:style-name="T4">Cardiovascular diseases have been proved to be one of the deadliest diseases for human beings with a very high mortality rate. After years of research and analysis of the</text:span></text:p>
      <text:p text:style-name="P5"><text:span text:style-name="T4">cardiovascular abnormalities, it has been established that monitoring the abnormalities may help in diagnosing fatal diseases and can even prevent worsening of the patient's health.</text:span></text:p>
      <text:p text:style-name="P5"><text:span text:style-name="T4">Arrhythmia is defined as any sort of abnormalities that takes place in the normal rhythm of</text:span></text:p>
      <text:p text:style-name="P5"><text:span text:style-name="T4">the heart. </text:span></text:p>
      <text:p text:style-name="P5"><text:span text:style-name="T4">Using the electrical impulses build-up due to depolarisation and polarisation which the heart performs so as to initiate contraction and expansion and complete the processing of one heartbeat, a potential vs time graph can be constructed. This graph is called the Electrocardiogram. It is a collection of multiple heartbeats going on in a cycle.</text:span></text:p>
      <text:p text:style-name="P5"><text:span text:style-name="T4"/></text:p>
      <text:p text:style-name="P5"><text:span text:style-name="T4">A lot of information about the heart can be taken out using the ECG. An ECG is a collection of multiple segments:P complex,P-Q segment, Q -R-S complex,S-T segment, and the T complex.</text:span></text:p>
      <text:p text:style-name="P5"><text:span text:style-name="T4"/></text:p>
      <text:p text:style-name="P5"><text:span text:style-name="T4">The time-series information which can be taken out includes Beats per minute(BPM), IBI (inter-beat interval), the mean distance of intervals between heartbeats, SDNN, the standard deviation of intervals between heartbeats and much more.</text:span></text:p>
      <text:p text:style-name="P5"><text:span text:style-name="T4"/></text:p>
      <text:p text:style-name="P5"><text:span text:style-name="T4">Also if we convert it the graph to the frequency domain, we can find out Fast Fourier Transform, which may further give us more information on the LF and HF portions which respectively are related to short term blood pressure regulation and breathing issues.</text:span></text:p>
      <text:p text:style-name="P5"><text:span text:style-name="T4"/></text:p>
      <text:p text:style-name="P5"><text:span text:style-name="T4">These time and frequency domain measures are often grouped under “Heart Rate Variability” (HRV) measures because they give information about how the heart rate varies over time.</text:span></text:p>
      <text:p text:style-name="P5"><text:span text:style-name="T4"/></text:p>
      <text:p text:style-name="P5"><text:span text:style-name="T4"><text:s/>A better way is to use computational techniques for the automatic</text:span></text:p>
      <text:p text:style-name="P5"><text:span text:style-name="T4">classification of arrhythmias. This method ensures that no human error occurs and gives a</text:span></text:p>
      <text:p text:style-name="P5"><text:span text:style-name="T4">very high percentage accuracy. Moreover, even a novice can load the data of a patient’s ECG</text:span></text:p>
      <text:p text:style-name="P5"><text:span text:style-name="T4">and detect the abnormality, if any present. The detection of arrhythmia is an important task in</text:span></text:p>
      <text:p text:style-name="P5"><text:span text:style-name="T4">clinical laboratories that can initiate life-saving operations. From early times several detection</text:span></text:p>
      <text:p text:style-name="P5"><text:span text:style-name="T4">algorithms have been proposed. In this project, we have used the MIT-BIH database in order to</text:span></text:p>
      <text:p text:style-name="P5"><text:span text:style-name="T4">collect the dataset. Various tools of signal processing have been used viz bandpass filter in</text:span></text:p>
      <text:p text:style-name="P5"><text:span text:style-name="T4">order to remove high frequency and low-frequency noises, Fourier transforms in order to analyze</text:span></text:p>
      <text:p text:style-name="P5"><text:span text:style-name="T4">the frequency domain of the signal and correlation to compare two ECG signals that have been</text:span></text:p>
      <text:p text:style-name="P5"><text:span text:style-name="T4">preprocessed.</text:span></text:p>
      <text:p text:style-name="P5"><text:span text:style-name="T4"/></text:p>
      <text:p text:style-name="P5"><text:span text:style-name="T5"/></text:p>
      <text:p text:style-name="P5"><text:span text:style-name="T5">Methodology</text:span></text:p>
      <text:p text:style-name="P6"><draw:frame text:anchor-type="as-char" svg:width="132.29mm" svg:height="96.84mm" style:rel-width="scale" style:rel-height="scale"><draw:object-ole xlink:href="OleObj3"/><draw:image xlink:href="ObjectReplacements/OleObj3"/></draw:frame><text:span text:style-name="T6"/></text:p>
      <text:p text:style-name="P7"><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